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officeooo:paragraph-rsid="0011c200" style:font-name-asian="WenQuanYi Micro Hei" style:font-size-asian="14pt" style:font-size-complex="14pt"/>
    </style:style>
    <style:style style:name="P2" style:family="paragraph" style:parent-style-name="Standard">
      <style:text-properties fo:font-size="14pt" officeooo:paragraph-rsid="0024a720" style:font-name-asian="WenQuanYi Micro Hei" style:font-size-asian="14pt" style:font-size-complex="14pt"/>
    </style:style>
    <style:style style:name="P3" style:family="paragraph" style:parent-style-name="Standard">
      <style:text-properties style:font-name="WenQuanYi Micro Hei" fo:font-size="14pt" style:font-name-asian="WenQuanYi Micro Hei" style:font-size-asian="14pt" style:font-size-complex="14pt"/>
    </style:style>
    <style:style style:name="T1" style:family="text">
      <style:text-properties officeooo:rsid="002270bd"/>
    </style:style>
    <style:style style:name="T2" style:family="text">
      <style:text-properties officeooo:rsid="00232fbe"/>
    </style:style>
    <style:style style:name="T3" style:family="text">
      <style:text-properties officeooo:rsid="0027c00f"/>
    </style:style>
    <style:style style:name="T4" style:family="text">
      <style:text-properties officeooo:rsid="00370d85"/>
    </style:style>
    <style:style style:name="T5" style:family="text">
      <style:text-properties officeooo:rsid="00475c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在任何的应用程序中，都需要持久存储。一般说来，有三种基本的存储机制：文件、关系型数据库或其它的一些变种，例如现有系统的API、ORM、文件管理器、电子表格、配置文件等等。</text:p>
      <text:p text:style-name="P1"/>
      <text:p text:style-name="P2">通过python访问数据库，可以直接使用数据库接口来访问，也可以通过ORM（不需要自己书写SQL）来访问。从python中访问数据库需要接口程序，接口程序是一个python模块，它提供数据库客户端库（通常是C语言写成的）的接口以便访问，所有python接口程序都一定程度上遵守python DB<text:span text:style-name="T1">-API规范。</text:span></text:p>
      <text:p text:style-name="P2"><text:span text:style-name="T1"/></text:p>
      <text:p text:style-name="P2"><text:span text:style-name="T1">DB</text:span><text:span text:style-name="T2">-API是一个规范，它定义了一系列必须的对象和数据库存取方式，以便为各种各样的底层数据库系统和多种多样的数据库接口程序提供一致的访问接口。一个DB</text:span><text:span text:style-name="T3">-API兼容的模块必须定义一些数据属性、函数属性、游标对象、类型对象等全局属性。</text:span></text:p>
      <text:p text:style-name="P3"/>
      <text:p text:style-name="P3">python支持多种数据库，对每一种支持的数据库，都有一个或多个python接口程序允许连接到目标数据库系统，某些数据库有两个或更多个接口程序可供选择，大多数接口程序只提供基本的连接功能，高级特性如线程管理、数据库连接池管理等需要使用者自己完成，如果不想处理这些，使用ORM也是一个不错的选择。在数据库建立连接之后，不管后端是何种数据库，对DB<text:span text:style-name="T4">-API对象的属性和方法进行操作都是一样的。</text:span></text:p>
      <text:p text:style-name="P3"><text:span text:style-name="T4"/></text:p>
      <text:p text:style-name="P3">ORM即对象关系映射，是一种程序技术，用于实现面向对象编程语言里不同类型系统的数据之间的转换，从效果上说，它其实是创建了一个可在编程语言里使用的虚拟对象数据库。在这里，ORM便是将SQL语句转换为python对象，让我们完全使用python对象就可以操作数据库，而不用关心那些具体的SQL语句。知名的ORM模块<text:span text:style-name="T5">有SQLAlchemy和SQLObject，使用之可以轻松实现数据库的操作。</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10T13:06:50</meta:creation-date>
    <meta:generator>LibreOffice/4.0.2.2$Linux_X86_64 LibreOffice_project/400m0$Build-2</meta:generator>
    <dc:date>2015-06-10T16:35:13</dc:date>
    <dc:creator>hanjunjie </dc:creator>
    <meta:editing-duration>PT3H27M49S</meta:editing-duration>
    <meta:editing-cycles>51</meta:editing-cycles>
    <meta:document-statistic meta:table-count="0" meta:image-count="0" meta:object-count="0" meta:page-count="1" meta:paragraph-count="5" meta:word-count="638" meta:character-count="741" meta:non-whitespace-character-count="740"/>
  </office:meta>
</office:document-meta>
</file>